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175" officeooo:paragraph-rsid="00178175"/>
    </style:style>
    <style:style style:name="P2" style:family="paragraph" style:parent-style-name="Standard">
      <style:text-properties fo:font-weight="bold" officeooo:rsid="00178175" officeooo:paragraph-rsid="00178175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79f72" officeooo:paragraph-rsid="00190f9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95349" officeooo:paragraph-rsid="00195349" style:font-weight-asian="normal" style:font-weight-complex="normal"/>
    </style:style>
    <style:style style:name="P5" style:family="paragraph" style:parent-style-name="Standard" style:list-style-name="L2">
      <style:text-properties officeooo:rsid="00190f97" officeooo:paragraph-rsid="00190f97"/>
    </style:style>
    <style:style style:name="T1" style:family="text">
      <style:text-properties officeooo:rsid="00179f72"/>
    </style:style>
    <style:style style:name="T2" style:family="text">
      <style:text-properties officeooo:rsid="00190f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get a bunch of stars, change probe method, this might give more info:</text:p>
      <text:p text:style-name="P1"/>
      <text:p text:style-name="P2">sudo traceroute <text:span text:style-name="T1">[</text:span>-<text:span text:style-name="T1">p]</text:span> -I (or –icmp) &lt;ip_address&gt;</text:p>
      <text:list xml:id="list391780757" text:style-name="L1">
        <text:list-item>
          <text:p text:style-name="P3">This one seems to give more results.</text:p>
        </text:list-item>
        <text:list-item>
          <text:p text:style-name="P3"><text:span text:style-name="T2">Does not looks like it matters it port if open or not</text:span>.</text:p>
        </text:list-item>
        <text:list-item>
          <text:p text:style-name="P4">For ICMP, -p specifies the initial ICMP sequence value (then incremented after initial one)</text:p>
        </text:list-item>
      </text:list>
      <text:p text:style-name="P1"/>
      <text:p text:style-name="P2">sudo traceroute -T -p 80 &lt;ip_address&gt;</text:p>
      <text:list xml:id="list3167587512" text:style-name="L2">
        <text:list-item>
          <text:p text:style-name="P5">Seems to only give one network hop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06:42:27.707270469</meta:creation-date>
    <meta:generator>LibreOffice/7.0.4.2$Linux_X86_64 LibreOffice_project/00$Build-2</meta:generator>
    <dc:date>2025-09-01T08:19:22.943739471</dc:date>
    <meta:editing-duration>PT28M31S</meta:editing-duration>
    <meta:editing-cycles>4</meta:editing-cycles>
    <meta:document-statistic meta:table-count="0" meta:image-count="0" meta:object-count="0" meta:page-count="1" meta:paragraph-count="7" meta:word-count="71" meta:character-count="376" meta:non-whitespace-character-count="316"/>
  </office:meta>
</office:document-meta>
</file>